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4" style:family="table-cell" style:parent-style-name="Default" style:data-style-name="N100">
      <style:table-cell-properties fo:background-color="#fe7f00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ce41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default-cell-style-name="ce4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47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2"/>
          <table:table-cell table:style-name="ce46"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47" office:value-type="string" calcext:value-type="string">
            <text:p>264.3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9007.808|</text:p>
          </table:table-cell>
          <table:table-cell table:number-columns-repeated="2"/>
          <table:table-cell office:value-type="string" calcext:value-type="string">
            <text:p>81070.28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office:value-type="string" calcext:value-type="string">
            <text:p>8942.173333333333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style-name="Default"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41"/>
          <table:table-cell table:number-columns-repeated="3"/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4"/>
          <table:table-cell table:style-name="ce47" office:value-type="string" calcext:value-type="string">
            <text:p>1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4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4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4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41"/>
          <table:table-cell office:value-type="string" calcext:value-type="string">
            <text:p>92.37</text:p>
          </table:table-cell>
          <table:table-cell table:number-columns-repeated="5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4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4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4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4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5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table:number-columns-repeated="10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style-name="Default" table:number-columns-repeated="2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47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47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.00.0000</text:date>, <text:time style:data-style-name="N2" text:time-value="10:25:20.29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24T10:53:22.477000000</dc:date>
    <meta:editing-duration>P6DT11H30M20S</meta:editing-duration>
    <meta:editing-cycles>2550</meta:editing-cycles>
    <meta:document-statistic meta:table-count="6" meta:cell-count="14128" meta:object-count="0"/>
  </office:meta>
</office:document-meta>
</file>